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864cm" fo:min-width="0.26cm"/>
      <style:paragraph-properties style:writing-mode="lr-tb"/>
    </style:style>
    <style:style style:name="gr3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864cm" fo:min-width="0.68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712cm" fo:min-width="5.59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Circle" draw:marker-end-width="0.3cm" draw:textarea-vertical-align="middle"/>
    </style:style>
    <style:style style:name="gr11" style:family="graphic" style:parent-style-name="objectwithoutfill">
      <style:graphic-properties draw:stroke="none" svg:stroke-color="#000000" draw:fill="none" draw:fill-color="#ffffff" fo:min-height="3.556cm"/>
      <style:paragraph-properties style:writing-mode="lr-tb"/>
    </style:style>
    <style:style style:name="gr12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13" style:family="graphic" style:parent-style-name="objectwithoutfill">
      <style:graphic-properties svg:stroke-width="0.053cm" draw:marker-start-width="0.28cm" draw:marker-end="Arrow" draw:marker-end-width="0.23cm" draw:fill="solid" draw:textarea-vertical-align="middle" fo:padding-top="0.102cm" fo:padding-bottom="0.102cm" fo:padding-left="0.227cm" fo:padding-right="0.227cm"/>
    </style:style>
    <style:style style:name="gr14" style:family="graphic" style:parent-style-name="objectwithoutfill">
      <style:graphic-properties svg:stroke-color="#2a6099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85cm" fo:min-width="1.69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229cm" draw:fill="solid" draw:textarea-vertical-align="middle" fo:padding-top="0.101cm" fo:padding-bottom="0.101cm" fo:padding-left="0.226cm" fo:padding-right="0.22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8cm" svg:y1="0.424cm" svg:x2="16.8cm" svg:y2="10.024cm">
          <text:p/>
        </draw:line>
        <draw:line draw:style-name="gr1" draw:text-style-name="P1" draw:layer="layout" svg:x1="0.8cm" svg:y1="0.438cm" svg:x2="0.8cm" svg:y2="10.038cm">
          <text:p/>
        </draw:line>
        <draw:frame draw:style-name="gr2" draw:text-style-name="P2" draw:layer="layout" svg:width="0.76cm" svg:height="1.114cm" svg:x="0.4cm" svg:y="10.038cm">
          <draw:text-box>
            <text:p>t<text:span text:style-name="T1">i</text:span></text:p>
          </draw:text-box>
        </draw:frame>
        <draw:frame draw:style-name="gr3" draw:text-style-name="P2" draw:layer="layout" svg:width="1.18cm" svg:height="1.114cm" svg:x="16.4cm" svg:y="10.024cm">
          <draw:text-box>
            <text:p>t<text:span text:style-name="T1">i+1</text:span></text:p>
          </draw:text-box>
        </draw:frame>
        <draw:line draw:style-name="gr4" draw:text-style-name="P3" draw:layer="layout" svg:x1="0.8cm" svg:y1="1.638cm" svg:x2="16.8cm" svg:y2="1.638cm">
          <text:p/>
        </draw:line>
        <draw:frame draw:style-name="gr5" draw:text-style-name="P2" draw:layer="layout" svg:width="6.09cm" svg:height="0.962cm" svg:x="5.059cm" svg:y="1.638cm">
          <draw:text-box>
            <text:p><text:span text:style-name="T2">Δ</text:span><text:span text:style-name="T3">=clock tick interval</text:span></text:p>
          </draw:text-box>
        </draw:frame>
        <draw:line draw:style-name="gr4" draw:text-style-name="P3" draw:layer="layout" svg:x1="0.8cm" svg:y1="6.838cm" svg:x2="5.2cm" svg:y2="6.838cm">
          <text:p/>
        </draw:line>
        <draw:line draw:style-name="gr6" draw:text-style-name="P1" draw:layer="layout" svg:x1="5.2cm" svg:y1="2.8cm" svg:x2="5.2cm" svg:y2="8.8cm">
          <text:p/>
        </draw:line>
        <draw:frame draw:style-name="gr7" draw:text-style-name="P2" draw:layer="layout" svg:width="5.2cm" svg:height="3.095cm" svg:x="3.6cm" svg:y="8.938cm">
          <draw:text-box>
            <text:p><text:span text:style-name="T2">25% of Δ</text:span></text:p>
            <text:p><text:span text:style-name="T2">uses monotonic clock</text:span></text:p>
          </draw:text-box>
        </draw:frame>
        <draw:frame draw:style-name="gr8" draw:text-style-name="P2" draw:layer="layout" svg:width="3.076cm" svg:height="0.962cm" svg:x="1.6cm" svg:y="6.876cm">
          <draw:text-box>
            <text:p><text:span text:style-name="T2">prepare</text:span></text:p>
          </draw:text-box>
        </draw:frame>
        <draw:frame draw:style-name="gr9" draw:text-style-name="P2" draw:layer="layout" svg:width="2.191cm" svg:height="0.962cm" svg:x="20.609cm" svg:y="1.538cm">
          <draw:text-box>
            <text:p>action</text:p>
          </draw:text-box>
        </draw:frame>
        <draw:line draw:style-name="gr10" draw:text-style-name="P3" draw:layer="layout" svg:x1="20cm" svg:y1="2.8cm" svg:x2="5.1cm" svg:y2="2.8cm">
          <text:p/>
        </draw:line>
        <draw:frame draw:style-name="gr11" draw:text-style-name="P2" draw:layer="layout" svg:width="8.2cm" svg:height="3.806cm" svg:x="6.8cm" svg:y="2.832cm">
          <draw:text-box>
            <text:p>busy wait before action</text:p>
            <text:p>controlled by adaptive bisection algorithm</text:p>
          </draw:text-box>
        </draw:frame>
        <draw:frame draw:style-name="gr12" draw:text-style-name="P2" draw:layer="layout" svg:width="2.826cm" svg:height="1.673cm" svg:x="7.674cm" svg:y="11.027cm">
          <draw:text-box>
            <text:p text:style-name="P3">clock</text:p>
            <text:p>interrupt</text:p>
          </draw:text-box>
        </draw:frame>
        <draw:line draw:style-name="gr13" draw:text-style-name="P1" draw:layer="layout" svg:x1="10.4cm" svg:y1="12.038cm" svg:x2="16.2cm" svg:y2="10.838cm">
          <text:p/>
        </draw:line>
        <draw:line draw:style-name="gr13" draw:text-style-name="P1" draw:layer="layout" svg:x1="7.6cm" svg:y1="12.038cm" svg:x2="1.1cm" svg:y2="10.938cm">
          <text:p/>
        </draw:line>
        <draw:g>
          <draw:line draw:style-name="gr14" draw:text-style-name="P3" draw:layer="layout" svg:x1="20cm" svg:y1="2.8cm" svg:x2="23.7cm" svg:y2="2.8cm">
            <text:p/>
          </draw:line>
          <draw:custom-shape draw:style-name="gr15" draw:text-style-name="P4" draw:layer="layout" svg:width="0.6cm" svg:height="0.6cm" svg:x="22.1cm" svg:y="2.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6cm" svg:y1="4cm" svg:x2="19.7cm" svg:y2="4cm">
            <text:p/>
          </draw:line>
          <draw:custom-shape draw:style-name="gr15" draw:text-style-name="P4" draw:layer="layout" svg:width="0.6cm" svg:height="0.6cm" svg:x="18.1cm" svg:y="3.7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5.6cm" svg:y1="5.2cm" svg:x2="19.3cm" svg:y2="5.2cm">
            <text:p/>
          </draw:line>
          <draw:custom-shape draw:style-name="gr15" draw:text-style-name="P4" draw:layer="layout" svg:width="0.6cm" svg:height="0.6cm" svg:x="17.7cm" svg:y="4.9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4.76cm" svg:y1="6.42cm" svg:x2="18.46cm" svg:y2="6.42cm">
            <text:p/>
          </draw:line>
          <draw:custom-shape draw:style-name="gr15" draw:text-style-name="P4" draw:layer="layout" svg:width="0.6cm" svg:height="0.6cm" svg:x="16.86cm" svg:y="6.12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4cm" svg:y1="7.6cm" svg:x2="17.7cm" svg:y2="7.6cm">
            <text:p/>
          </draw:line>
          <draw:custom-shape draw:style-name="gr15" draw:text-style-name="P4" draw:layer="layout" svg:width="0.6cm" svg:height="0.6cm" svg:x="16.1cm" svg:y="7.3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4.4cm" svg:y1="8.8cm" svg:x2="18.1cm" svg:y2="8.8cm">
            <text:p/>
          </draw:line>
          <draw:custom-shape draw:style-name="gr15" draw:text-style-name="P4" draw:layer="layout" svg:width="0.6cm" svg:height="0.6cm" svg:x="16.5cm" svg:y="8.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>
          <draw:line draw:style-name="gr14" draw:text-style-name="P3" draw:layer="layout" svg:x1="11.5cm" svg:y1="10cm" svg:x2="15.2cm" svg:y2="10cm">
            <text:p/>
          </draw:line>
          <draw:custom-shape draw:style-name="gr15" draw:text-style-name="P4" draw:layer="layout" svg:width="0.6cm" svg:height="0.6cm" svg:x="13.6cm" svg:y="9.7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frame draw:style-name="gr9" draw:text-style-name="P2" draw:layer="layout" svg:width="2.932cm" svg:height="1.673cm" svg:x="21.068cm" svg:y="7.227cm">
          <draw:text-box>
            <text:p text:style-name="P3">interrupt</text:p>
            <text:p text:style-name="P3">too early</text:p>
          </draw:text-box>
        </draw:frame>
        <draw:frame draw:style-name="gr16" draw:text-style-name="P2" draw:layer="layout" svg:width="2.191cm" svg:height="1.1cm" svg:x="19.309cm" svg:y="9.4cm">
          <draw:text-box>
            <text:p>done</text:p>
          </draw:text-box>
        </draw:frame>
        <draw:frame draw:style-name="gr9" draw:text-style-name="P5" draw:layer="layout" svg:width="2.826cm" svg:height="1.673cm" svg:x="9.274cm" svg:y="7.6cm">
          <draw:text-box>
            <text:p text:style-name="P3">interrupt</text:p>
            <text:p text:style-name="P3">too late</text:p>
          </draw:text-box>
        </draw:frame>
        <draw:line draw:style-name="gr17" draw:text-style-name="P1" draw:layer="layout" svg:x1="12cm" svg:y1="8.5cm" svg:x2="16cm" svg:y2="7.8cm">
          <text:p/>
        </draw:line>
        <draw:line draw:style-name="gr17" draw:text-style-name="P1" draw:layer="layout" svg:x1="12cm" svg:y1="8.6cm" svg:x2="13.6cm" svg:y2="9.7cm">
          <text:p/>
        </draw:line>
        <draw:line draw:style-name="gr17" draw:text-style-name="P1" draw:layer="layout" svg:x1="19.387cm" svg:y1="9.882cm" svg:x2="17.2cm" svg:y2="9.1cm">
          <text:p/>
        </draw:line>
        <draw:line draw:style-name="gr17" draw:text-style-name="P1" draw:layer="layout" svg:x1="21.1cm" svg:y1="7.7cm" svg:x2="17.5cm" svg:y2="6.7cm">
          <text:p/>
        </draw:line>
        <draw:line draw:style-name="gr17" draw:text-style-name="P1" draw:layer="layout" svg:x1="21.1cm" svg:y1="7.4cm" svg:x2="18.3cm" svg:y2="5.5cm">
          <text:p/>
        </draw:line>
        <draw:line draw:style-name="gr17" draw:text-style-name="P1" draw:layer="layout" svg:x1="21.4cm" svg:y1="7.3cm" svg:x2="18.7cm" svg:y2="4.3cm">
          <text:p/>
        </draw:line>
        <draw:line draw:style-name="gr17" draw:text-style-name="P1" draw:layer="layout" svg:x1="21.8cm" svg:y1="7.3cm" svg:x2="22.3cm" svg:y2="3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21T15:49:08.011843552</meta:creation-date>
    <dc:date>2020-09-19T11:16:27.252507140</dc:date>
    <meta:editing-duration>PT27M48S</meta:editing-duration>
    <meta:editing-cycles>6</meta:editing-cycles>
    <meta:generator>LibreOffice/6.4.5.2$Linux_X86_64 LibreOffice_project/40$Build-2</meta:generator>
    <meta:document-statistic meta:object-count="47"/>
  </office:meta>
</office:document-meta>
</file>